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8pt" style:font-size-asian="18pt" style:font-size-complex="18pt" fo:language="fr" fo:country="FR"/>
    </style:style>
    <style:style style:name="P2" style:parent-style-name="Standard" style:family="paragraph">
      <style:paragraph-properties fo:text-indent="0.5118in"/>
      <style:text-properties fo:font-weight="bold" style:font-weight-asian="bold" style:font-weight-complex="bold" fo:language="fr" fo:country="FR"/>
    </style:style>
    <style:style style:name="P3" style:parent-style-name="Standard" style:family="paragraph">
      <style:paragraph-properties fo:text-indent="0.5118in"/>
      <style:text-properties fo:language="fr" fo:country="FR"/>
    </style:style>
    <style:style style:name="P4" style:parent-style-name="Standard" style:family="paragraph">
      <style:paragraph-properties fo:text-indent="0.5118in"/>
      <style:text-properties fo:language="fr" fo:country="FR"/>
    </style:style>
    <style:style style:name="P5" style:parent-style-name="Standard" style:family="paragraph">
      <style:paragraph-properties fo:text-indent="0.5118in"/>
      <style:text-properties fo:language="fr" fo:country="FR"/>
    </style:style>
    <style:style style:name="P6" style:parent-style-name="Standard" style:family="paragraph">
      <style:paragraph-properties fo:text-indent="0.5118in"/>
      <style:text-properties fo:font-weight="bold" style:font-weight-asian="bold" style:font-weight-complex="bold" fo:language="fr" fo:country="FR"/>
    </style:style>
    <style:style style:name="P7" style:parent-style-name="Standard" style:family="paragraph">
      <style:paragraph-properties fo:text-indent="0.5118in"/>
      <style:text-properties fo:language="fr" fo:country="FR"/>
    </style:style>
    <style:style style:name="P8" style:parent-style-name="Standard" style:family="paragraph">
      <style:paragraph-properties fo:text-indent="0.5118in"/>
      <style:text-properties fo:language="fr" fo:country="FR"/>
    </style:style>
    <style:style style:name="P9" style:parent-style-name="Standard" style:family="paragraph">
      <style:paragraph-properties fo:text-indent="0.5118in"/>
      <style:text-properties fo:language="fr" fo:country="FR"/>
    </style:style>
    <style:style style:name="P10" style:parent-style-name="Standard" style:family="paragraph">
      <style:paragraph-properties fo:text-indent="0.5118in"/>
      <style:text-properties fo:font-weight="bold" style:font-weight-asian="bold" style:font-weight-complex="bold" fo:language="fr" fo:country="FR"/>
    </style:style>
    <style:style style:name="P11" style:parent-style-name="Standard" style:family="paragraph">
      <style:paragraph-properties fo:text-indent="0.5118in"/>
      <style:text-properties fo:language="fr" fo:country="FR"/>
    </style:style>
    <style:style style:name="P12" style:parent-style-name="Standard" style:family="paragraph">
      <style:paragraph-properties fo:text-indent="0.5118in"/>
      <style:text-properties fo:language="fr" fo:country="FR"/>
    </style:style>
    <style:style style:name="P13" style:parent-style-name="Standard" style:family="paragraph">
      <style:paragraph-properties fo:text-indent="0.5118in"/>
      <style:text-properties fo:language="fr" fo:country="FR"/>
    </style:style>
    <style:style style:name="P14" style:parent-style-name="Standard" style:family="paragraph">
      <style:paragraph-properties fo:text-indent="0.5118in"/>
      <style:text-properties fo:font-weight="bold" style:font-weight-asian="bold" style:font-weight-complex="bold" fo:language="fr" fo:country="FR"/>
    </style:style>
    <style:style style:name="P15" style:parent-style-name="Standard" style:family="paragraph">
      <style:paragraph-properties fo:text-indent="0.5118in"/>
      <style:text-properties fo:language="fr" fo:country="FR"/>
    </style:style>
    <style:style style:name="P16" style:parent-style-name="Standard" style:family="paragraph">
      <style:paragraph-properties fo:text-indent="0.5118in"/>
      <style:text-properties fo:language="fr" fo:country="FR"/>
    </style:style>
    <style:style style:name="P17" style:parent-style-name="Standard" style:family="paragraph">
      <style:paragraph-properties fo:text-indent="0.5118in"/>
      <style:text-properties fo:font-weight="bold" style:font-weight-asian="bold" style:font-weight-complex="bold" fo:language="fr" fo:country="FR"/>
    </style:style>
    <style:style style:name="P18" style:parent-style-name="Standard" style:family="paragraph">
      <style:paragraph-properties fo:text-indent="0.5118in"/>
      <style:text-properties fo:language="fr" fo:country="FR"/>
    </style:style>
    <style:style style:name="P19" style:parent-style-name="Standard" style:family="paragraph">
      <style:paragraph-properties fo:text-indent="0.5118in"/>
      <style:text-properties fo:language="fr" fo:country="FR"/>
    </style:style>
    <style:style style:name="P20" style:parent-style-name="Standard" style:family="paragraph">
      <style:paragraph-properties fo:text-indent="0.5118in"/>
      <style:text-properties fo:font-weight="bold" style:font-weight-asian="bold" style:font-weight-complex="bold" fo:language="fr" fo:country="FR"/>
    </style:style>
    <style:style style:name="P21" style:parent-style-name="Standard" style:family="paragraph">
      <style:paragraph-properties fo:text-indent="0.5118in"/>
      <style:text-properties fo:language="fr" fo:country="FR"/>
    </style:style>
    <style:style style:name="P22" style:parent-style-name="Standard" style:family="paragraph">
      <style:paragraph-properties fo:text-indent="0.5118in"/>
      <style:text-properties fo:language="fr" fo:country="FR"/>
    </style:style>
    <style:style style:name="P23" style:parent-style-name="Standard" style:family="paragraph">
      <style:paragraph-properties fo:text-indent="0.5118in"/>
    </style:style>
    <style:style style:name="T24" style:parent-style-name="Policepardéfaut" style:family="text">
      <style:text-properties fo:font-weight="bold" style:font-weight-asian="bold" fo:language="fr" fo:country="FR"/>
    </style:style>
    <style:style style:name="T25" style:parent-style-name="Policepardéfaut" style:family="text">
      <style:text-properties fo:font-weight="bold" style:font-weight-asian="bold" fo:language="fr" fo:country="FR"/>
    </style:style>
    <style:style style:name="T26" style:parent-style-name="Policepardéfaut" style:family="text">
      <style:text-properties fo:font-weight="bold" style:font-weight-asian="bold" fo:language="fr" fo:country="FR"/>
    </style:style>
    <style:style style:name="T27" style:parent-style-name="Policepardéfaut" style:family="text">
      <style:text-properties fo:language="fr" fo:country="FR"/>
    </style:style>
    <style:style style:name="P28" style:parent-style-name="Standard" style:family="paragraph">
      <style:paragraph-properties fo:text-indent="0.5118in"/>
      <style:text-properties fo:language="fr" fo:country="FR"/>
    </style:style>
    <style:style style:name="P29" style:parent-style-name="Standard" style:family="paragraph">
      <style:paragraph-properties fo:text-indent="0.5118in"/>
    </style:style>
    <style:style style:name="T30" style:parent-style-name="Policepardéfaut" style:family="text">
      <style:text-properties fo:language="fr" fo:country="FR"/>
    </style:style>
    <style:style style:name="T31" style:parent-style-name="Policepardéfaut" style:family="text">
      <style:text-properties style:text-position="super 66.6%" fo:language="fr" fo:country="FR"/>
    </style:style>
    <style:style style:name="T32" style:parent-style-name="Policepardéfaut" style:family="text">
      <style:text-properties fo:language="fr" fo:country="FR"/>
    </style:style>
    <style:style style:name="T33" style:parent-style-name="Policepardéfaut" style:family="text">
      <style:text-properties style:text-position="super 66.6%" fo:language="fr" fo:country="FR"/>
    </style:style>
    <style:style style:name="T34" style:parent-style-name="Policepardéfaut" style:family="text">
      <style:text-properties fo:language="fr" fo:country="FR"/>
    </style:style>
    <style:style style:name="T35" style:parent-style-name="Policepardéfaut" style:family="text">
      <style:text-properties fo:language="fr" fo:country="FR"/>
    </style:style>
    <style:style style:name="P36" style:parent-style-name="Standard" style:family="paragraph">
      <style:paragraph-properties fo:text-indent="0.5118in"/>
    </style:style>
    <style:style style:name="T37" style:parent-style-name="Policepardéfaut" style:family="text">
      <style:text-properties fo:language="fr" fo:country="FR"/>
    </style:style>
    <style:style style:name="T38" style:parent-style-name="Policepardéfaut" style:family="text">
      <style:text-properties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T41" style:parent-style-name="Policepardéfaut" style:family="text">
      <style:text-properties fo:language="fr" fo:country="FR"/>
    </style:style>
    <style:style style:name="T42" style:parent-style-name="Policepardéfaut" style:family="text">
      <style:text-properties fo:language="fr" fo:country="FR"/>
    </style:style>
  </office:automatic-styles>
  <office:body>
    <office:text text:use-soft-page-breaks="true">
      <text:p text:style-name="P1">Raid</text:p>
      <text:p text:style-name="P2">Raid Woodcraft</text:p>
      <text:p text:style-name="P3">Le Raid Woodcraft est un raid non pas de marche mais de test de connaissance. Ce raid a pour objectif de tester la faculté de la patrouille a vivre dans la nature. Ainsi, un Raid Woodcraft se compose de traque d’animaux, d’affût de jour comme de nuit, de repas trappeurs et d’explorations autour du camp ainsi qu’une magnifique veillé astronomie. A la fin de ce raid, un rapport est fait. Ce rapport peut être<text:s/>envoyé<text:s/>à scout<text:s/>d’Europe<text:s/>pour être publié. Dans ce rapport, on pourra mettre des croquis panoramiques ainsi que des croquis topographiques, un échantillon des affûts de nuit et de jour, les plus beaux moulages d’empreinte, les relevé météo effectué sur le lieu de camp mais aussi de rapport des différentes observations effectué durant les marches autour du camp tel que les activités humaines dans la nature (coupe, carrière, chasse, agriculture, élevage ect…). On pourra y mettre, si cela a été fait, les cartes astronomiques dessinés et les photographies effectué lors de la veillé astronomie.</text:p>
      <text:p text:style-name="P4">Ce Raid ne met pas un PA particulier en avant mais est là pour faire découvrir des techniques<text:s/>scoutes<text:s/>peu ou pas utiliser dans les activités normales.</text:p>
      <text:p text:style-name="P5"/>
      <text:p text:style-name="P6">Raid Espion</text:p>
      <text:p text:style-name="P7">Le Raid Espion est un raid qui a pour but de suivre une personne ou un groupe souvent effectuant un raid. Durant le raid espion, le scout observera et prendra en photo le groupe suivie dans se faire remarquer. Ces photos sont ensuite<text:s/>utilisées<text:s/>pour le rapport et pour le diaporama de fin d’année. Le Raid Espion test les facultés de grand jeu.</text:p>
      <text:p text:style-name="P8">Ce Raid met en avant le PA Messager. Il décidera quand avancer et où se cacher pour ne pas se faire remarquer.</text:p>
      <text:p text:style-name="P9"/>
      <text:p text:style-name="P10">Raid Retour</text:p>
      <text:p text:style-name="P11">Le principe d'un Raid retour est d'être "lâché" quelque part de préférence sur une colline au sommet dégagé sans savoir où nous sommes. Le but est de nous localiser puis d’aller à un point donné le plus vite possible. Le trajet est dans une forêt, sans suivre de chemin. Nous allons tout droit. Nous mangeons des repas lyophilisés.</text:p>
      <text:p text:style-name="P12">Ce Raid met en avant le PA Topographe, c’est lui qui prend la tête de la patrouille.</text:p>
      <text:p text:style-name="P13"/>
      <text:p text:style-name="P14">Raid Escout</text:p>
      <text:p text:style-name="P15">Le but du Raid escout est de trouver des lieux de camps et des lieux de jeux. La patrouille part donc d’un point donné et rayonne autour de ce point (fait des tours de plus en plus grand), chaque lieu favorable est localisé et un croquis panoramique et topographique du lieu est effectué.</text:p>
      <text:p text:style-name="P16"/>
      <text:p text:style-name="P17">Raid Cap Franc</text:p>
      <text:p text:style-name="P18">Le but du Raid Cap franc est d’observer le paysage. La patrouille a un trajet, souvent un azimut à travers bois, prés et pleine (sans passer par des propriétés privées donc pas de champ), et d’observer le paysage, prendre des photos et le dessiner. La qualité des croquis panoramique et des photos sont évalué en fin de raid.</text:p>
      <text:p text:style-name="P19"/>
      <text:p text:style-name="P20">Raid Pèlerin</text:p>
      <text:p text:style-name="P21">Le raid pèlerin n’est rien d’autre qu’un pèlerinage. Durant le trajet, la<text:s/>patrouille<text:s/>enchaîne méditation et prière. Ce Raid est préparé par le liturgiste avec le CP et le CR.</text:p>
      <text:p text:style-name="P22"/>
      <text:p text:style-name="P23"><text:span text:style-name="T24">Raid<text:s/></text:span><text:span text:style-name="T25">de</text:span><text:span text:style-name="T26"><text:s/>Classe</text:span><text:span text:style-name="T27"> :</text:span></text:p>
      <text:p text:style-name="P28">De manière générale, les raids de classe sont des raids de méditation. Bien qu’ils soient faits en groupe, le raid est fait en silence.<text:s/>Le raid de classe<text:s/>mettra en épreuve le physique et la technique du scout qui prouvera ainsi son avancé sur le chemin de la technique et de l’idéal scout. Le Scout révisera les techniques de topographies par les croquis panoramiques et topographiques effectué, les techniques de campisme<text:s/>en montant en autonomie le camp, il montrera aussi sa motivation par une<text:s/><text:soft-page-break/>maîtrise particulièrement bonne d’une technique de son choix (cuisine, sculpture, photo, dessin, froissartage) en mettant cette technique en œuvre lors du raid.<text:s/>Ensuite, le scout montrera, par ses méditations, sa maturité et sa compréhension et mise en pratique de l’idéal scout tant en activité qu’à la maison et dans son quotidien.</text:p>
      <text:p text:style-name="P29"><text:span text:style-name="T30">Le raid de 2</text:span><text:span text:style-name="T31">nd</text:span><text:span text:style-name="T32"><text:s/>classe est préparé par la HP puis le raid de 1</text:span><text:span text:style-name="T33">er</text:span><text:span text:style-name="T34"><text:s/>Classe par le scout lui-même.</text:span><text:span text:style-name="T35"><text:s/>Les distances et les dénivelés sont adaptés aux capacités de chacun.</text:span></text:p>
      <text:p text:style-name="P36"><text:span text:style-name="T37">Une fois le raid effectué<text:s/></text:span><text:span text:style-name="T38">le scout doit encore<text:s/></text:span><text:span text:style-name="T39">prouver</text:span><text:span text:style-name="T40"><text:s/>son avancé dans la responsabilité par son<text:s/></text:span><text:span text:style-name="T41">rôle</text:span><text:span text:style-name="T42"><text:s/>dans la patrouille, pour plus de détail voir l’onglet Progre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ris</meta:initial-creator>
    <dc:creator>Chris</dc:creator>
    <meta:creation-date>2021-06-10T16:58:00Z</meta:creation-date>
    <dc:date>2021-06-11T21:03:00Z</dc:date>
    <meta:template xlink:href="Normal.dotm" xlink:type="simple"/>
    <meta:editing-cycles>12</meta:editing-cycles>
    <meta:editing-duration>PT10320S</meta:editing-duration>
    <meta:document-statistic meta:page-count="2" meta:paragraph-count="8" meta:word-count="628" meta:character-count="4080" meta:row-count="28" meta:non-whitespace-character-count="3460"/>
  </office:meta>
</office:document-meta>
</file>